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Hindi" svg:font-family="'Lohit Hindi'" style:font-pitch="variable"/>
    <style:font-face style:name="OpenSymbol" svg:font-family="OpenSymbol"/>
    <style:font-face style:name="OpenSymbol1" svg:font-family="OpenSymbol" style:font-charset="x-symbol"/>
    <style:font-face style:name="Times New Roman" svg:font-family="'Times New Roman'" style:font-family-generic="roman" style:font-pitch="variable"/>
    <style:font-face style:name="Times New Roman Greek" svg:font-family="'Times New Roman Greek'" style:font-family-generic="roman" style:font-pitch="variable"/>
  </office:font-face-decls>
  <office:automatic-styles>
    <style:style style:name="P1" style:family="paragraph" style:parent-style-name="Standard">
      <style:text-properties officeooo:paragraph-rsid="001b2eb1"/>
    </style:style>
    <style:style style:name="P2" style:family="paragraph" style:parent-style-name="gramatica">
      <style:paragraph-properties style:writing-mode="lr-tb"/>
      <style:text-properties style:font-name="Liberation Mono" fo:font-size="11pt" fo:language="eu" fo:country="ES" officeooo:paragraph-rsid="001b2eb1" style:font-size-asian="11pt" style:font-size-complex="11pt"/>
    </style:style>
    <style:style style:name="P3" style:family="paragraph" style:parent-style-name="gramatica">
      <style:paragraph-properties fo:margin-left="0cm" fo:margin-right="0.035cm" fo:text-indent="0cm" style:auto-text-indent="false" style:writing-mode="lr-tb"/>
      <style:text-properties style:font-name="Liberation Mono" fo:font-size="11pt" fo:language="eu" fo:country="ES" officeooo:paragraph-rsid="001b2eb1" style:font-size-asian="11pt" style:font-size-complex="11pt"/>
    </style:style>
    <style:style style:name="P4" style:family="paragraph" style:parent-style-name="gramatica">
      <style:paragraph-properties style:writing-mode="lr-tb"/>
      <style:text-properties style:font-name="Liberation Mono" fo:font-size="11pt" fo:language="eu" fo:country="ES" officeooo:paragraph-rsid="001b2eb1" style:font-size-asian="11pt" style:font-name-complex="Times New Roman Greek" style:font-size-complex="11pt"/>
    </style:style>
    <style:style style:name="P5" style:family="paragraph" style:parent-style-name="gramatica">
      <style:paragraph-properties style:writing-mode="lr-tb"/>
      <style:text-properties style:font-name="Liberation Mono" fo:font-size="11pt" fo:language="eu" fo:country="ES" officeooo:rsid="001b2eb1" officeooo:paragraph-rsid="001b2eb1" style:font-size-asian="11pt" style:font-name-complex="Times New Roman Greek" style:font-size-complex="11pt"/>
    </style:style>
    <style:style style:name="P6" style:family="paragraph" style:parent-style-name="gramatica">
      <style:paragraph-properties style:writing-mode="lr-tb"/>
      <style:text-properties style:font-name="Liberation Mono" fo:font-size="11pt" fo:language="eu" fo:country="ES" fo:font-weight="bold" officeooo:rsid="001b2eb1" officeooo:paragraph-rsid="001b2eb1" style:font-name-asian="Times New Roman" style:font-size-asian="11pt" style:language-asian="zxx" style:country-asian="none" style:font-name-complex="Times New Roman" style:font-size-complex="11pt" style:font-weight-complex="bold"/>
    </style:style>
    <style:style style:name="P7" style:family="paragraph" style:parent-style-name="gramatica">
      <style:paragraph-properties style:writing-mode="lr-tb"/>
      <style:text-properties style:font-name="Liberation Mono" fo:font-size="11pt" fo:language="eu" fo:country="ES" fo:font-weight="bold" officeooo:rsid="001d6756" officeooo:paragraph-rsid="001d6756" style:font-name-asian="Times New Roman" style:font-size-asian="11pt" style:language-asian="zxx" style:country-asian="none" style:font-name-complex="Times New Roman" style:font-size-complex="11pt" style:font-weight-complex="bold"/>
    </style:style>
    <style:style style:name="P8" style:family="paragraph" style:parent-style-name="gramatica">
      <style:paragraph-properties style:writing-mode="lr-tb"/>
      <style:text-properties style:font-name="Liberation Mono" fo:font-size="11pt" fo:language="eu" fo:country="ES" fo:font-weight="bold" officeooo:rsid="001b2eb1" officeooo:paragraph-rsid="001d6756" style:font-name-asian="Times New Roman" style:font-size-asian="11pt" style:language-asian="zxx" style:country-asian="none" style:font-weight-asian="normal" style:font-name-complex="Times New Roman" style:font-size-complex="11pt" style:font-weight-complex="bold"/>
    </style:style>
    <style:style style:name="P9" style:family="paragraph" style:parent-style-name="gramatica">
      <style:paragraph-properties style:writing-mode="lr-tb"/>
      <style:text-properties style:font-name="Liberation Mono" fo:font-size="11pt" fo:language="eu" fo:country="ES" fo:font-weight="normal" officeooo:rsid="001d6756" officeooo:paragraph-rsid="001d6756" style:font-name-asian="Times New Roman" style:font-size-asian="11pt" style:language-asian="zxx" style:country-asian="none" style:font-weight-asian="normal" style:font-name-complex="Times New Roman" style:font-size-complex="11pt" style:font-weight-complex="normal"/>
    </style:style>
    <style:style style:name="P10" style:family="paragraph" style:parent-style-name="gramatica">
      <style:paragraph-properties fo:margin-top="0.199cm" fo:margin-bottom="0cm" style:contextual-spacing="false" fo:text-align="justify" style:justify-single-word="false"/>
      <style:text-properties fo:color="#000000" loext:opacity="100%" style:font-name="Liberation Mono" fo:font-size="12pt" fo:language="es" fo:country="ES" fo:font-weight="bold" officeooo:rsid="00077588" officeooo:paragraph-rsid="001b2eb1" style:font-size-asian="12pt" style:font-weight-asian="bold" style:font-size-complex="12pt" style:font-weight-complex="bold"/>
    </style:style>
    <style:style style:name="P11" style:family="paragraph" style:parent-style-name="gramatica">
      <style:paragraph-properties style:writing-mode="lr-tb"/>
      <style:text-properties style:font-name="Liberation Mono" fo:font-size="11pt" fo:language="eu" fo:country="ES" officeooo:paragraph-rsid="00310ee9" style:font-size-asian="11pt" style:font-name-complex="Times New Roman" style:font-size-complex="11pt"/>
    </style:style>
    <style:style style:name="T1" style:family="text">
      <style:text-properties officeooo:rsid="001b2eb1"/>
    </style:style>
    <style:style style:name="T2" style:family="text">
      <style:text-properties fo:font-weight="bold" style:font-weight-complex="bold"/>
    </style:style>
    <style:style style:name="T3" style:family="text">
      <style:text-properties fo:font-weight="bold" officeooo:rsid="0049d678" style:font-weight-complex="bold"/>
    </style:style>
    <style:style style:name="T4" style:family="text">
      <style:text-properties fo:font-weight="bold" officeooo:rsid="00310ee9" style:font-weight-complex="bold"/>
    </style:style>
    <style:style style:name="T5" style:family="text">
      <style:text-properties fo:font-weight="bold" officeooo:rsid="001b2eb1" style:font-name-asian="Times New Roman" style:language-asian="zxx" style:country-asian="none" style:font-weight-asian="bold" style:font-weight-complex="bold"/>
    </style:style>
    <style:style style:name="T6" style:family="text">
      <style:text-properties fo:font-weight="bold" officeooo:rsid="00310ee9" style:font-name-asian="Times New Roman" style:language-asian="zxx" style:country-asian="none" style:font-weight-asian="bold" style:font-weight-complex="bold"/>
    </style:style>
    <style:style style:name="T7" style:family="text">
      <style:text-properties fo:font-weight="bold" officeooo:rsid="00308a8b" style:font-name-asian="Times New Roman" style:language-asian="zxx" style:country-asian="none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b2eb1" style:font-weight-asian="bold" style:font-weight-complex="bold"/>
    </style:style>
    <style:style style:name="T10" style:family="text">
      <style:text-properties fo:font-weight="bold" officeooo:rsid="00310ee9" style:font-weight-asian="bold" style:font-weight-complex="bold"/>
    </style:style>
    <style:style style:name="T11" style:family="text">
      <style:text-properties fo:font-weight="bold" officeooo:rsid="001b2eb1" style:font-weight-asian="bold" style:font-name-complex="Times New Roman Greek" style:font-weight-complex="bold"/>
    </style:style>
    <style:style style:name="T12" style:family="text">
      <style:text-properties style:font-name-asian="Times New Roman" style:language-asian="zxx" style:country-asian="none"/>
    </style:style>
    <style:style style:name="T13" style:family="text">
      <style:text-properties fo:font-weight="normal" officeooo:rsid="001b2eb1" style:font-name-asian="Times New Roman" style:language-asian="zxx" style:country-asian="none" style:font-weight-asian="normal" style:font-weight-complex="normal"/>
    </style:style>
    <style:style style:name="T14" style:family="text">
      <style:text-properties style:font-name-complex="Times New Roman Greek"/>
    </style:style>
    <style:style style:name="T15" style:family="text">
      <style:text-properties officeooo:rsid="001b2eb1" style:font-name-complex="Times New Roman Greek"/>
    </style:style>
    <style:style style:name="T16" style:family="text">
      <style:text-properties fo:font-style="normal" fo:font-weight="bold" style:font-style-asian="normal" style:font-style-complex="normal" style:font-weight-complex="bold"/>
    </style:style>
    <style:style style:name="T17" style:family="text">
      <style:text-properties fo:font-style="normal" fo:font-weight="bold" officeooo:rsid="001b2eb1" style:font-style-asian="normal" style:font-style-complex="normal" style:font-weight-complex="bold"/>
    </style:style>
    <style:style style:name="T18" style:family="text">
      <style:text-properties officeooo:rsid="00214e9d"/>
    </style:style>
    <style:style style:name="T19" style:family="text">
      <style:text-properties fo:color="#ce181e" loext:opacity="100%" fo:font-weight="bold" style:font-weight-asian="bold" style:font-weight-complex="bold"/>
    </style:style>
    <style:style style:name="T20" style:family="text">
      <style:text-properties fo:color="#3333ff" loext:opacity="100%" fo:font-weight="bold" style:font-weight-asian="bold" style:font-weight-complex="bold"/>
    </style:style>
    <style:style style:name="T21" style:family="text">
      <style:text-properties style:font-name="Liberation Mono" fo:font-size="14pt" fo:font-weight="bold" officeooo:rsid="001b2eb1" style:font-size-asian="14pt" style:font-weight-asian="bold" style:font-size-complex="14pt" style:font-weight-complex="bold"/>
    </style:style>
    <style:style style:name="T22" style:family="text">
      <style:text-properties style:font-name="Liberation Mono" fo:font-size="14pt" fo:font-weight="bold" officeooo:rsid="0027517c" fo:background-color="#ffff00" loext:char-shading-value="0" style:font-size-asian="14pt" style:font-weight-asian="bold" style:font-size-complex="14pt" style:font-weight-complex="bold"/>
    </style:style>
    <style:style style:name="T23" style:family="text">
      <style:text-properties officeooo:rsid="00292ce9"/>
    </style:style>
    <style:style style:name="T24" style:family="text">
      <style:text-properties officeooo:rsid="00310ee9"/>
    </style:style>
    <style:style style:name="T25" style:family="text">
      <style:text-properties style:font-name="OpenSymbol" fo:font-weight="bold" officeooo:rsid="00310ee9" style:font-name-asian="OpenSymbol" style:language-asian="zxx" style:country-asian="none" style:font-weight-asian="bold" style:font-name-complex="OpenSymbo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1">Oinarrizko SZIE laborategia </text:span><text:span text:style-name="T22">(EZ DA PRAKTIKAKO LENGOAIA)</text:span></text:p>
      <text:p text:style-name="P10">GRAMATIKA:</text:p>
      <text:p text:style-name="P11"><text:span text:style-name="T23">main_prog</text:span> →<text:span text:style-name="T2"><text:tab/></text:span><text:span text:style-name="T4">func</text:span> <text:span text:style-name="T10">main</text:span><text:span text:style-name="T2"> </text:span><text:span text:style-name="T5">{</text:span><text:span text:style-name="T13"> stmts</text:span><text:span text:style-name="T12"> </text:span><text:span text:style-name="T7">} </text:span></text:p>
      <text:p text:style-name="P5"/>
      <text:p text:style-name="P2"><text:span text:style-name="T1">stmts<text:tab/></text:span>→ <text:tab/><text:span text:style-name="T1">stmt </text:span></text:p>
      <text:p text:style-name="P2"><text:tab/><text:tab/><text:tab/>|<text:span text:style-name="T14"> </text:span><text:span text:style-name="T15">stmts stmt </text:span></text:p>
      <text:p text:style-name="P4"/>
      <text:p text:style-name="P3"><text:span text:style-name="T18">stmt</text:span><text:tab/>→ <text:tab/><text:span text:style-name="T9">id </text:span><text:span text:style-name="T8">=</text:span> expr </text:p>
      <text:p text:style-name="P2"/>
      <text:p text:style-name="P2">expr → <text:s text:c="5"/>expr <text:span text:style-name="T2">+</text:span> expr</text:p>
      <text:p text:style-name="P2"><text:tab/><text:tab/><text:tab/>| expr <text:span text:style-name="T2">-</text:span> expr</text:p>
      <text:p text:style-name="P2"><text:tab/><text:tab/><text:tab/>| expr <text:span text:style-name="T2">*</text:span> expr</text:p>
      <text:p text:style-name="P2"><text:tab/><text:tab/><text:tab/>| expr <text:span text:style-name="T2">/ </text:span>expr</text:p>
      <text:p text:style-name="P2"><text:tab/><text:tab/><text:tab/>| <text:span text:style-name="T16">id</text:span></text:p>
      <text:p text:style-name="P2"><text:tab/><text:tab/><text:tab/>| <text:span text:style-name="T9">num_</text:span><text:span text:style-name="T17">integer</text:span></text:p>
      <text:p text:style-name="P2"><text:tab/><text:tab/><text:tab/>| <text:span text:style-name="T17">num_float</text:span></text:p>
      <text:p text:style-name="P2"><text:tab/><text:tab/><text:tab/></text:p>
      <text:p text:style-name="P6"/>
      <text:p text:style-name="P7">ATRIBUTUAK:</text:p>
      <text:p text:style-name="P9">Lexikoak:</text:p>
      <text:p text:style-name="P9"><text:s text:c="2"/><text:span text:style-name="T19">id.izena, num_integer.izena, num_float.izena</text:span>: dagokien karaktere katea</text:p>
      <text:p text:style-name="P9"/>
      <text:p text:style-name="P9">Sintetizatuak:</text:p>
      <text:p text:style-name="P9"><text:s/></text:p>
      <text:p text:style-name="P9"><text:s text:c="2"/><text:span text:style-name="T20">expr.izena</text:span>: adierazpena kalkulatuta duen aldagai edo konstantearen</text:p>
      <text:p text:style-name="P9"><text:s text:c="14"/>karaktere katea.</text:p>
      <text:p text:style-name="P9"/>
      <text:p text:style-name="P9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Hindi" svg:font-family="'Lohit Hindi'" style:font-pitch="variable"/>
    <style:font-face style:name="OpenSymbol" svg:font-family="OpenSymbol"/>
    <style:font-face style:name="OpenSymbol1" svg:font-family="OpenSymbol" style:font-charset="x-symbol"/>
    <style:font-face style:name="Times New Roman" svg:font-family="'Times New Roman'" style:font-family-generic="roman" style:font-pitch="variable"/>
    <style:font-face style:name="Times New Roman Greek" svg:font-family="'Times New Roman Greek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u" fo:country="E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u" fo:country="E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matica" style:family="paragraph" style:parent-style-name="Standard">
      <style:paragraph-properties>
        <style:tab-stops>
          <style:tab-stop style:position="1.87cm"/>
          <style:tab-stop style:position="2.117cm"/>
          <style:tab-stop style:position="2.858cm"/>
          <style:tab-stop style:position="3.845cm"/>
          <style:tab-stop style:position="4.833cm"/>
          <style:tab-stop style:position="5.821cm"/>
          <style:tab-stop style:position="7.303cm"/>
          <style:tab-stop style:position="16.191cm"/>
        </style:tab-stops>
      </style:paragraph-properties>
    </style:style>
    <style:style style:name="Default_7e_LT_7e_Gliederung_20_1" style:display-name="Default~LT~Gliederung 1" style:family="paragraph">
      <style:paragraph-properties fo:margin-left="0cm" fo:margin-right="0cm" fo:margin-top="0.282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3-21T11:33:36.000196190</meta:creation-date>
    <dc:date>2023-03-06T08:51:42.376079534</dc:date>
    <meta:editing-duration>PT1H9M59S</meta:editing-duration>
    <meta:editing-cycles>18</meta:editing-cycles>
    <meta:generator>LibreOffice/7.3.7.2$Linux_X86_64 LibreOffice_project/30$Build-2</meta:generator>
    <meta:document-statistic meta:table-count="0" meta:image-count="0" meta:object-count="0" meta:page-count="1" meta:paragraph-count="21" meta:word-count="67" meta:character-count="461" meta:non-whitespace-character-count="359"/>
  </office:meta>
</office:document-meta>
</file>